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6.6cm" svg:height="8cm" svg:x="1.5cm" svg:y="1.1cm">
          <text:p text:style-name="P1"><text:span text:style-name="T1">R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6.6cm" svg:height="10.4cm" svg:x="1.5cm" svg:y="9.4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8cm" svg:height="4.9cm" svg:x="9.8cm" svg:y="11.9cm">
          <text:p text:style-name="P3"><text:span text:style-name="T1">BS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8cm" svg:height="1.5cm" svg:x="9.8cm" svg:y="9.9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8cm" svg:height="7.4cm" svg:x="9.8cm" svg:y="1.4cm">
          <text:p text:style-name="P3"><text:span text:style-name="T1">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07cm" svg:height="2.7cm" svg:x="12.432cm" svg:y="13cm">
          <text:p text:style-name="P3"><text:span text:style-name="T1">malloc</text:span><text:span text:style-name="T1">ヒー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08cm" svg:height="2.7cm" svg:x="19.092cm" svg:y="13cm">
          <text:p text:style-name="P3"><text:span text:style-name="T1">Haskell</text:span><text:span text:style-name="T1">ヒー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63cm" svg:height="2.7cm" svg:x="12.622cm" svg:y="2.3cm">
          <text:p text:style-name="P3"><text:span text:style-name="T1">コンパイル済み</text:span></text:p>
          <text:p text:style-name="P3"><text:span text:style-name="T1">C</text:span><text:span text:style-name="T1">言語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63cm" svg:height="2.7cm" svg:x="19.037cm" svg:y="2.3cm">
          <text:p text:style-name="P3"><text:span text:style-name="T1">コンパイル済み</text:span></text:p>
          <text:p text:style-name="P3"><text:span text:style-name="T1">Haskell</text:span><text:span text:style-name="T1">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64cm" svg:height="2.7cm" svg:x="15.628cm" svg:y="5.7cm">
          <text:p text:style-name="P3"><text:span text:style-name="T1">Ajhc</text:span><text:span text:style-name="T1">ランタイ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397cm" svg:height="1.038cm" svg:x="5.403cm" svg:y="1.162cm">
          <draw:text-box>
            <text:p><text:span text:style-name="T1">0x00000000</text:span></text:p>
          </draw:text-box>
        </draw:frame>
        <draw:frame draw:style-name="gr4" draw:text-style-name="P5" draw:layer="layout" svg:width="4.397cm" svg:height="1.038cm" svg:x="5.4cm" svg:y="8cm">
          <draw:text-box>
            <text:p><text:span text:style-name="T1">0x00003db4</text:span></text:p>
          </draw:text-box>
        </draw:frame>
        <draw:frame draw:style-name="gr4" draw:text-style-name="P5" draw:layer="layout" svg:width="4.397cm" svg:height="1.038cm" svg:x="5.403cm" svg:y="9.462cm">
          <draw:text-box>
            <text:p><text:span text:style-name="T1">0x20000000</text:span></text:p>
          </draw:text-box>
        </draw:frame>
        <draw:frame draw:style-name="gr4" draw:text-style-name="P5" draw:layer="layout" svg:width="4.397cm" svg:height="1.038cm" svg:x="5.404cm" svg:y="10.562cm">
          <draw:text-box>
            <text:p><text:span text:style-name="T1">0x20000488</text:span></text:p>
          </draw:text-box>
        </draw:frame>
        <draw:frame draw:style-name="gr4" draw:text-style-name="P5" draw:layer="layout" svg:width="4.397cm" svg:height="1.038cm" svg:x="5.403cm" svg:y="11.5cm">
          <draw:text-box>
            <text:p><text:span text:style-name="T1">0x20000600</text:span></text:p>
          </draw:text-box>
        </draw:frame>
        <draw:frame draw:style-name="gr4" draw:text-style-name="P5" draw:layer="layout" svg:width="4.16cm" svg:height="1.038cm" svg:x="5.44cm" svg:y="16.2cm">
          <draw:text-box>
            <text:p><text:span text:style-name="T1">0x20006efc</text:span></text:p>
          </draw:text-box>
        </draw:frame>
        <draw:custom-shape draw:style-name="gr2" draw:text-style-name="P4" draw:layer="layout" svg:width="15.8cm" svg:height="1.9cm" svg:x="9.8cm" svg:y="17.3cm">
          <text:p text:style-name="P3"><text:span text:style-name="T1">スタック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397cm" svg:height="1.038cm" svg:x="5.44cm" svg:y="18.6cm">
          <draw:text-box>
            <text:p><text:span text:style-name="T1">0x20008000</text:span></text:p>
          </draw:text-box>
        </draw:frame>
        <draw:frame draw:style-name="gr4" draw:text-style-name="P5" draw:layer="layout" svg:width="2.115cm" svg:height="1.038cm" svg:x="1.9cm" svg:y="4.562cm">
          <draw:text-box>
            <text:p><text:span text:style-name="T1">16kB</text:span></text:p>
          </draw:text-box>
        </draw:frame>
        <draw:frame draw:style-name="gr4" draw:text-style-name="P5" draw:layer="layout" svg:width="1.721cm" svg:height="1.038cm" svg:x="2.285cm" svg:y="10.3cm">
          <draw:text-box>
            <text:p><text:span text:style-name="T1">1kB</text:span></text:p>
          </draw:text-box>
        </draw:frame>
        <draw:frame draw:style-name="gr4" draw:text-style-name="P5" draw:layer="layout" svg:width="2.115cm" svg:height="1.038cm" svg:x="1.9cm" svg:y="13.8cm">
          <draw:text-box>
            <text:p><text:span text:style-name="T1">27kB</text:span></text:p>
          </draw:text-box>
        </draw:frame>
        <draw:frame draw:style-name="gr4" draw:text-style-name="P5" draw:layer="layout" svg:width="1.721cm" svg:height="1.038cm" svg:x="2.3cm" svg:y="17.462cm">
          <draw:text-box>
            <text:p><text:span text:style-name="T1">4kB</text:span></text:p>
          </draw:text-box>
        </draw:frame>
        <draw:custom-shape draw:style-name="gr5" draw:text-style-name="P3" draw:layer="layout" svg:width="1.5cm" svg:height="4.5cm" svg:x="3.9cm" svg:y="12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1.5cm" svg:height="2.3cm" svg:x="3.9cm" svg:y="16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1.5cm" svg:height="2.1cm" svg:x="3.9cm" svg:y="9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1.5cm" svg:height="6.6cm" svg:x="3.9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8T01:57:36</dc:date>
    <dc:creator>Okabe Kiwamu</dc:creator>
    <meta:editing-duration>PT2H20M31S</meta:editing-duration>
    <meta:editing-cycles>188</meta:editing-cycles>
    <meta:generator>LibreOffice/4.0.1.1$Linux_X86_64 LibreOffice_project/400m0$Build-1</meta:generator>
    <meta:document-statistic meta:object-count="26"/>
  </office:meta>
</office:document-meta>
</file>